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822" officeooo:paragraph-rsid="000c48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ll track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3T10:51:17.192000000</meta:creation-date>
    <dc:date>2023-04-13T10:54:11.624000000</dc:date>
    <meta:editing-duration>PT2M5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4.2.3$Windows_X86_64 LibreOffice_project/382eef1f22670f7f4118c8c2dd222ec7ad009daf</meta:generator>
  </office:meta>
</office:document-meta>
</file>